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 Narrow" svg:font-family="'Liberation Sans Narrow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4"/>
    <style:style style:name="T1" style:family="text">
      <style:text-properties style:font-name="Liberation Sans Narrow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0"/>
        <table:table-column table:style-name="co2" table:default-cell-style-name="ce12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22"/>
        <table:table-row table:style-name="ro1">
          <table:table-cell table:style-name="ce5" office:value-type="string" calcext:value-type="string">
            <text:p>Q, м^3/c * 10^(-6)</text:p>
          </table:table-cell>
          <table:table-cell table:style-name="ce5" office:value-type="string" calcext:value-type="string">
            <text:p>P, Па</text:p>
          </table:table-cell>
          <table:table-cell table:style-name="ce9" office:value-type="string" calcext:value-type="string">
            <text:p>ln(r)</text:p>
          </table:table-cell>
          <table:table-cell table:style-name="ce9" office:value-type="string" calcext:value-type="string">
            <text:p>ln(8l*<text:span text:style-name="T1">η</text:span>Q/<text:span text:style-name="T2">πP)</text:span></text:p>
          </table:table-cell>
          <table:table-cell table:style-name="ce5" office:value-type="string" calcext:value-type="string">
            <text:p>Q^2,m^6/c^2 * 10^(-12)</text:p>
          </table:table-cell>
          <table:table-cell table:style-name="ce5" office:value-type="string" calcext:value-type="string">
            <text:p>P^2, Па^2</text:p>
          </table:table-cell>
          <table:table-cell table:style-name="ce5" office:value-type="string" calcext:value-type="string">
            <text:p>PQ, Дж/c * 10^(-6)</text:p>
          </table:table-cell>
          <table:table-cell table:style-name="ce11" office:value-type="string" calcext:value-type="string">
            <text:p>Dx, м^3/c * 10^(-12)</text:p>
          </table:table-cell>
          <table:table-cell table:style-name="ce1" table:formula="of:=[.E15]-[.A15]*[.A15]" office:value-type="float" office:value="874.324650630285" calcext:value-type="float">
            <text:p>874.3</text:p>
          </table:table-cell>
          <table:table-cell table:style-name="ce13" office:value-type="float" office:value="2.57" calcext:value-type="float">
            <text:p>2.5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, mm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P, Па</text:p>
          </table:table-cell>
        </table:table-row>
        <table:table-row table:style-name="ro1">
          <table:table-cell table:formula="of:=[.L2]*1000/([.N2])" office:value-type="float" office:value="19.6850393700787" calcext:value-type="float">
            <text:p>19.7</text:p>
          </table:table-cell>
          <table:table-cell table:formula="of:=[.M2]*[.$L$16]" office:value-type="float" office:value="29.6295" calcext:value-type="float">
            <text:p>29.6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2]/1000000)/(3.14*[.B2]))" office:value-type="float" office:value="-24.7872402309374" calcext:value-type="float">
            <text:p>-24.7872402309374</text:p>
          </table:table-cell>
          <table:table-cell table:formula="of:=[.A2]*[.A2]" office:value-type="float" office:value="387.50077500155" calcext:value-type="float">
            <text:p>387.5</text:p>
          </table:table-cell>
          <table:table-cell table:formula="of:=[.B2]*[.B2]" office:value-type="float" office:value="877.90727025" calcext:value-type="float">
            <text:p>878</text:p>
          </table:table-cell>
          <table:table-cell table:formula="of:=[.A2]*[.B2]" office:value-type="float" office:value="583.257874015748" calcext:value-type="float">
            <text:p>583.3</text:p>
          </table:table-cell>
          <table:table-cell table:style-name="ce11" office:value-type="string" calcext:value-type="string">
            <text:p>Dy, Па</text:p>
          </table:table-cell>
          <table:table-cell table:style-name="ce1" table:formula="of:=[.F15]-[.B15]*[.B15]" office:value-type="float" office:value="2560.5628715625" calcext:value-type="float">
            <text:p>2560.6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table:formula="of:=[.L2]*1000/[.N2]" office:value-type="float" office:value="19.6850393700787" calcext:value-type="float">
            <text:p>19.7</text:p>
          </table:table-cell>
          <table:table-cell table:formula="of:=[.M2]*[.$L$16]" office:value-type="float" office:value="29.6295" calcext:value-type="float">
            <text:p>29.6</text:p>
          </table:table-cell>
        </table:table-row>
        <table:table-row table:style-name="ro1">
          <table:table-cell table:formula="of:=[.L3]*1000/([.N3])" office:value-type="float" office:value="38.7596899224806" calcext:value-type="float">
            <text:p>38.8</text:p>
          </table:table-cell>
          <table:table-cell table:formula="of:=[.M3]*[.$L$16]" office:value-type="float" office:value="59.259" calcext:value-type="float">
            <text:p>59.3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3]/1000000)/(3.14*[.B3]))" office:value-type="float" office:value="-24.8028655488405" calcext:value-type="float">
            <text:p>-24.8028655488405</text:p>
          </table:table-cell>
          <table:table-cell table:formula="of:=[.A3]*[.A3]" office:value-type="float" office:value="1502.31356288685" calcext:value-type="float">
            <text:p>1502.3</text:p>
          </table:table-cell>
          <table:table-cell table:formula="of:=[.B3]*[.B3]" office:value-type="float" office:value="3511.629081" calcext:value-type="float">
            <text:p>3512</text:p>
          </table:table-cell>
          <table:table-cell table:formula="of:=[.A3]*[.B3]" office:value-type="float" office:value="2296.86046511628" calcext:value-type="float">
            <text:p>2296.9</text:p>
          </table:table-cell>
          <table:table-cell table:style-name="ce11" office:value-type="string" calcext:value-type="string">
            <text:p>Rxy, 10^(-6)</text:p>
          </table:table-cell>
          <table:table-cell table:style-name="ce1" table:formula="of:=[.G15]-[.A15]*[.B15]" office:value-type="float" office:value="1488.63973693723" calcext:value-type="float">
            <text:p>1488.6</text:p>
          </table:table-cell>
          <table:table-cell table:style-name="ce5"/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table:formula="of:=[.L3]*1000/[.N3]" office:value-type="float" office:value="38.7596899224806" calcext:value-type="float">
            <text:p>38.8</text:p>
          </table:table-cell>
          <table:table-cell table:formula="of:=[.M3]*[.$L$16]" office:value-type="float" office:value="59.259" calcext:value-type="float">
            <text:p>59.3</text:p>
          </table:table-cell>
        </table:table-row>
        <table:table-row table:style-name="ro1">
          <table:table-cell table:formula="of:=[.L4]*1000/([.N4])" office:value-type="float" office:value="57.6923076923077" calcext:value-type="float">
            <text:p>57.7</text:p>
          </table:table-cell>
          <table:table-cell table:formula="of:=[.M4]*[.$L$16]" office:value-type="float" office:value="88.8885" calcext:value-type="float">
            <text:p>88.9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4]/1000000)/(3.14*[.B4]))" office:value-type="float" office:value="-24.8105875949344" calcext:value-type="float">
            <text:p>-24.8105875949344</text:p>
          </table:table-cell>
          <table:table-cell table:formula="of:=[.A4]*[.A4]" office:value-type="float" office:value="3328.40236686391" calcext:value-type="float">
            <text:p>3328.4</text:p>
          </table:table-cell>
          <table:table-cell table:formula="of:=[.B4]*[.B4]" office:value-type="float" office:value="7901.16543225" calcext:value-type="float">
            <text:p>7901</text:p>
          </table:table-cell>
          <table:table-cell table:formula="of:=[.A4]*[.B4]" office:value-type="float" office:value="5128.18269230769" calcext:value-type="float">
            <text:p>5128.2</text:p>
          </table:table-cell>
          <table:table-cell table:style-name="ce11" office:value-type="string" calcext:value-type="string">
            <text:p>A, m^3/c * 10^6</text:p>
          </table:table-cell>
          <table:table-cell table:style-name="ce7" table:formula="of:=[.I3]/[.I1]" office:value-type="float" office:value="1.70261668347575" calcext:value-type="float">
            <text:p>1.703</text:p>
          </table:table-cell>
          <table:table-cell table:style-name="ce5"/>
          <table:table-cell/>
          <table:table-cell office:value-type="float" office:value="7.5" calcext:value-type="float">
            <text:p>7.5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table:formula="of:=[.L4]*1000/[.N4]" office:value-type="float" office:value="57.6923076923077" calcext:value-type="float">
            <text:p>57.7</text:p>
          </table:table-cell>
          <table:table-cell table:formula="of:=[.M4]*[.$L$16]" office:value-type="float" office:value="88.8885" calcext:value-type="float">
            <text:p>88.9</text:p>
          </table:table-cell>
        </table:table-row>
        <table:table-row table:style-name="ro1">
          <table:table-cell table:formula="of:=[.L5]*1000/([.N5])" office:value-type="float" office:value="77.5193798449612" calcext:value-type="float">
            <text:p>77.5</text:p>
          </table:table-cell>
          <table:table-cell table:formula="of:=[.M5]*[.$L$16]" office:value-type="float" office:value="118.518" calcext:value-type="float">
            <text:p>118.5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5]/1000000)/(3.14*[.B5]))" office:value-type="float" office:value="-24.8028655488405" calcext:value-type="float">
            <text:p>-24.8028655488405</text:p>
          </table:table-cell>
          <table:table-cell table:formula="of:=[.A5]*[.A5]" office:value-type="float" office:value="6009.25425154738" calcext:value-type="float">
            <text:p>6009.3</text:p>
          </table:table-cell>
          <table:table-cell table:formula="of:=[.B5]*[.B5]" office:value-type="float" office:value="14046.516324" calcext:value-type="float">
            <text:p>14047</text:p>
          </table:table-cell>
          <table:table-cell table:formula="of:=[.A5]*[.B5]" office:value-type="float" office:value="9187.44186046512" calcext:value-type="float">
            <text:p>9187.4</text:p>
          </table:table-cell>
          <table:table-cell table:style-name="ce11" office:value-type="string" calcext:value-type="string">
            <text:p>b, Па</text:p>
          </table:table-cell>
          <table:table-cell table:style-name="ce1" table:formula="of:=[.B15]-[.I4]*[.A15]" office:value-type="float" office:value="-7.16893558067994" calcext:value-type="float">
            <text:p>-7.2</text:p>
          </table:table-cell>
          <table:table-cell table:style-name="ce5"/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formula="of:=[.L5]*1000/[.N5]" office:value-type="float" office:value="77.5193798449612" calcext:value-type="float">
            <text:p>77.5</text:p>
          </table:table-cell>
          <table:table-cell table:formula="of:=[.M5]*[.$L$16]" office:value-type="float" office:value="118.518" calcext:value-type="float">
            <text:p>118.5</text:p>
          </table:table-cell>
        </table:table-row>
        <table:table-row table:style-name="ro1">
          <table:table-cell table:formula="of:=[.L6]*1000/([.N6])" office:value-type="float" office:value="93.75" calcext:value-type="float">
            <text:p>93.8</text:p>
          </table:table-cell>
          <table:table-cell table:formula="of:=[.M6]*[.$L$16]" office:value-type="float" office:value="148.1475" calcext:value-type="float">
            <text:p>148.1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6]/1000000)/(3.14*[.B6]))" office:value-type="float" office:value="-24.8359054029187" calcext:value-type="float">
            <text:p>-24.8359054029187</text:p>
          </table:table-cell>
          <table:table-cell table:formula="of:=[.A6]*[.A6]" office:value-type="float" office:value="8789.0625" calcext:value-type="float">
            <text:p>8789.1</text:p>
          </table:table-cell>
          <table:table-cell table:formula="of:=[.B6]*[.B6]" office:value-type="float" office:value="21947.68175625" calcext:value-type="float">
            <text:p>21948</text:p>
          </table:table-cell>
          <table:table-cell table:formula="of:=[.A6]*[.B6]" office:value-type="float" office:value="13888.828125" calcext:value-type="float">
            <text:p>13888.8</text:p>
          </table:table-cell>
          <table:table-cell table:style-name="ce11" office:value-type="string" calcext:value-type="string">
            <text:p>Da, m^3/c * 10^6</text:p>
          </table:table-cell>
          <table:table-cell table:style-name="ce1" table:formula="of:=[.J1]*SQRT((1/([.J2]-2))*(([.I2]/[.I1]) - [.I4]*[.I4]))" office:value-type="float" office:value="0.221506515223444" calcext:value-type="float">
            <text:p>0.2</text:p>
          </table:table-cell>
          <table:table-cell table:style-name="ce5"/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L6]*1000/[.N6]" office:value-type="float" office:value="93.75" calcext:value-type="float">
            <text:p>93.8</text:p>
          </table:table-cell>
          <table:table-cell table:formula="of:=[.M6]*[.$L$16]" office:value-type="float" office:value="148.1475" calcext:value-type="float">
            <text:p>148.1</text:p>
          </table:table-cell>
        </table:table-row>
        <table:table-row table:style-name="ro1">
          <table:table-cell table:formula="of:=[.L7]*1000/([.N7])" office:value-type="float" office:value="103.305785123967" calcext:value-type="float">
            <text:p>103.3</text:p>
          </table:table-cell>
          <table:table-cell table:formula="of:=[.M7]*[.$L$16]" office:value-type="float" office:value="177.777" calcext:value-type="float">
            <text:p>177.8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7]/1000000)/(3.14*[.B7]))" office:value-type="float" office:value="-24.9211652468695" calcext:value-type="float">
            <text:p>-24.9211652468695</text:p>
          </table:table-cell>
          <table:table-cell table:formula="of:=[.A7]*[.A7]" office:value-type="float" office:value="10672.0852400792" calcext:value-type="float">
            <text:p>10672.1</text:p>
          </table:table-cell>
          <table:table-cell table:formula="of:=[.B7]*[.B7]" office:value-type="float" office:value="31604.661729" calcext:value-type="float">
            <text:p>31605</text:p>
          </table:table-cell>
          <table:table-cell table:formula="of:=[.A7]*[.B7]" office:value-type="float" office:value="18365.3925619835" calcext:value-type="float">
            <text:p>18365.4</text:p>
          </table:table-cell>
          <table:table-cell table:style-name="ce11" office:value-type="string" calcext:value-type="string">
            <text:p>Db, Па</text:p>
          </table:table-cell>
          <table:table-cell table:style-name="ce1" table:formula="of:=[.I6]*SQRT([.I1])" office:value-type="float" office:value="6.54972198965449" calcext:value-type="float">
            <text:p>6.5</text:p>
          </table:table-cell>
          <table:table-cell table:style-name="ce5"/>
          <table:table-cell/>
          <table:table-cell office:value-type="float" office:value="12.5" calcext:value-type="float">
            <text:p>12.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table:formula="of:=[.L7]*1000/[.N7]" office:value-type="float" office:value="103.305785123967" calcext:value-type="float">
            <text:p>103.3</text:p>
          </table:table-cell>
          <table:table-cell table:formula="of:=[.M7]*[.$L$16]" office:value-type="float" office:value="177.777" calcext:value-type="float">
            <text:p>177.8</text:p>
          </table:table-cell>
        </table:table-row>
        <table:table-row table:style-name="ro1">
          <table:table-cell table:formula="of:=[.L8]*1000/([.N8])" office:value-type="float" office:value="106.837606837607" calcext:value-type="float">
            <text:p>106.8</text:p>
          </table:table-cell>
          <table:table-cell table:formula="of:=[.M8]*[.$L$16]" office:value-type="float" office:value="207.4065" calcext:value-type="float">
            <text:p>207.4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8]/1000000)/(3.14*[.B8]))" office:value-type="float" office:value="-25.0416993158978" calcext:value-type="float">
            <text:p>-25.0416993158978</text:p>
          </table:table-cell>
          <table:table-cell table:formula="of:=[.A8]*[.A8]" office:value-type="float" office:value="11414.2742347871" calcext:value-type="float">
            <text:p>11414.3</text:p>
          </table:table-cell>
          <table:table-cell table:formula="of:=[.B8]*[.B8]" office:value-type="float" office:value="43017.45624225" calcext:value-type="float">
            <text:p>43017</text:p>
          </table:table-cell>
          <table:table-cell table:formula="of:=[.A8]*[.B8]" office:value-type="float" office:value="22158.8141025641" calcext:value-type="float">
            <text:p>22158.8</text:p>
          </table:table-cell>
          <table:table-cell table:style-name="ce11" office:value-type="string" calcext:value-type="string">
            <text:p>Ea</text:p>
          </table:table-cell>
          <table:table-cell table:style-name="ce18" table:formula="of:=ABS([.I6]/[.I4])" office:value-type="float" office:value="0.13009770042383" calcext:value-type="float">
            <text:p>0.13</text:p>
          </table:table-cell>
          <table:table-cell table:style-name="ce5"/>
          <table:table-cell/>
          <table:table-cell office:value-type="float" office:value="12.5" calcext:value-type="float">
            <text:p>12.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[.L8]*1000/[.N8]" office:value-type="float" office:value="106.837606837607" calcext:value-type="float">
            <text:p>106.8</text:p>
          </table:table-cell>
          <table:table-cell table:formula="of:=[.M8]*[.$L$16]" office:value-type="float" office:value="207.4065" calcext:value-type="float">
            <text:p>207.4</text:p>
          </table:table-cell>
        </table:table-row>
        <table:table-row table:style-name="ro1">
          <table:table-cell table:formula="of:=[.L9]*1000/([.N9])" office:value-type="float" office:value="112.5" calcext:value-type="float">
            <text:p>112.5</text:p>
          </table:table-cell>
          <table:table-cell table:formula="of:=[.M9]*[.$L$16]" office:value-type="float" office:value="266.6655" calcext:value-type="float">
            <text:p>266.7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9]/1000000)/(3.14*[.B9]))" office:value-type="float" office:value="-25.2413705110269" calcext:value-type="float">
            <text:p>-25.2413705110269</text:p>
          </table:table-cell>
          <table:table-cell table:formula="of:=[.A9]*[.A9]" office:value-type="float" office:value="12656.25" calcext:value-type="float">
            <text:p>12656.3</text:p>
          </table:table-cell>
          <table:table-cell table:formula="of:=[.B9]*[.B9]" office:value-type="float" office:value="71110.48889025" calcext:value-type="float">
            <text:p>71110</text:p>
          </table:table-cell>
          <table:table-cell table:formula="of:=[.A9]*[.B9]" office:value-type="float" office:value="29999.86875" calcext:value-type="float">
            <text:p>29999.9</text:p>
          </table:table-cell>
          <table:table-cell table:style-name="ce11" office:value-type="string" calcext:value-type="string">
            <text:p>Eb</text:p>
          </table:table-cell>
          <table:table-cell table:style-name="ce18" table:formula="of:=ABS([.I7]/[.I5])" office:value-type="float" office:value="0.913625449126058" calcext:value-type="float">
            <text:p>0.91</text:p>
          </table:table-cell>
          <table:table-cell table:style-name="ce5"/>
          <table:table-cell/>
          <table:table-cell office:value-type="float" office:value="13.5" calcext:value-type="float">
            <text:p>13.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formula="of:=[.L9]*1000/[.N9]" office:value-type="float" office:value="112.5" calcext:value-type="float">
            <text:p>112.5</text:p>
          </table:table-cell>
          <table:table-cell table:formula="of:=[.M9]*[.$L$16]" office:value-type="float" office:value="266.6655" calcext:value-type="float">
            <text:p>266.7</text:p>
          </table:table-cell>
        </table:table-row>
        <table:table-row table:style-name="ro1">
          <table:table-cell table:formula="of:=[.L10]*1000/([.N10])" office:value-type="float" office:value="121.666666666667" calcext:value-type="float">
            <text:p>121.7</text:p>
          </table:table-cell>
          <table:table-cell table:formula="of:=[.M10]*[.$L$16]" office:value-type="float" office:value="325.9245" calcext:value-type="float">
            <text:p>325.9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10]/1000000)/(3.14*[.B10]))" office:value-type="float" office:value="-25.3637093632191" calcext:value-type="float">
            <text:p>-25.3637093632191</text:p>
          </table:table-cell>
          <table:table-cell table:formula="of:=[.A10]*[.A10]" office:value-type="float" office:value="14802.7777777778" calcext:value-type="float">
            <text:p>14802.8</text:p>
          </table:table-cell>
          <table:table-cell table:formula="of:=[.B10]*[.B10]" office:value-type="float" office:value="106226.77970025" calcext:value-type="float">
            <text:p>106227</text:p>
          </table:table-cell>
          <table:table-cell table:formula="of:=[.A10]*[.B10]" office:value-type="float" office:value="39654.1475" calcext:value-type="float">
            <text:p>39654.1</text:p>
          </table:table-cell>
          <table:table-cell table:number-columns-repeated="4"/>
          <table:table-cell office:value-type="float" office:value="14.6" calcext:value-type="float">
            <text:p>14.6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formula="of:=[.L10]*1000/[.N10]" office:value-type="float" office:value="121.666666666667" calcext:value-type="float">
            <text:p>121.7</text:p>
          </table:table-cell>
          <table:table-cell table:formula="of:=[.M10]*[.$L$16]" office:value-type="float" office:value="325.9245" calcext:value-type="float">
            <text:p>325.9</text:p>
          </table:table-cell>
        </table:table-row>
        <table:table-row table:style-name="ro1">
          <table:table-cell table:formula="of:=[.L11]*1000/([.N11])" office:value-type="float" office:value="130" calcext:value-type="float">
            <text:p>130.0</text:p>
          </table:table-cell>
          <table:table-cell table:formula="of:=[.M11]*[.$L$16]" office:value-type="float" office:value="375.307" calcext:value-type="float">
            <text:p>375.3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11]/1000000)/(3.14*[.B11]))" office:value-type="float" office:value="-25.4385385759378" calcext:value-type="float">
            <text:p>-25.4385385759378</text:p>
          </table:table-cell>
          <table:table-cell table:formula="of:=[.A11]*[.A11]" office:value-type="float" office:value="16900" calcext:value-type="float">
            <text:p>16900.0</text:p>
          </table:table-cell>
          <table:table-cell table:formula="of:=[.B11]*[.B11]" office:value-type="float" office:value="140855.344249" calcext:value-type="float">
            <text:p>140855</text:p>
          </table:table-cell>
          <table:table-cell table:formula="of:=[.A11]*[.B11]" office:value-type="float" office:value="48789.91" calcext:value-type="float">
            <text:p>48789.9</text:p>
          </table:table-cell>
          <table:table-cell table:number-columns-repeated="4"/>
          <table:table-cell office:value-type="float" office:value="15.6" calcext:value-type="float">
            <text:p>15.6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table:formula="of:=[.L11]*1000/[.N11]" office:value-type="float" office:value="130" calcext:value-type="float">
            <text:p>130.0</text:p>
          </table:table-cell>
          <table:table-cell table:formula="of:=[.M11]*[.$L$16]" office:value-type="float" office:value="375.307" calcext:value-type="float">
            <text:p>375.3</text:p>
          </table:table-cell>
        </table:table-row>
        <table:table-row table:style-name="ro1">
          <table:table-cell table:formula="of:=[.L12]*1000/([.N12])" office:value-type="float" office:value="140.833333333333" calcext:value-type="float">
            <text:p>140.8</text:p>
          </table:table-cell>
          <table:table-cell table:formula="of:=[.M12]*[.$L$16]" office:value-type="float" office:value="434.566" calcext:value-type="float">
            <text:p>434.6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12]/1000000)/(3.14*[.B12]))" office:value-type="float" office:value="-25.5050993424561" calcext:value-type="float">
            <text:p>-25.5050993424561</text:p>
          </table:table-cell>
          <table:table-cell table:formula="of:=[.A12]*[.A12]" office:value-type="float" office:value="19834.0277777778" calcext:value-type="float">
            <text:p>19834.0</text:p>
          </table:table-cell>
          <table:table-cell table:formula="of:=[.B12]*[.B12]" office:value-type="float" office:value="188847.608356" calcext:value-type="float">
            <text:p>188848</text:p>
          </table:table-cell>
          <table:table-cell table:formula="of:=[.A12]*[.B12]" office:value-type="float" office:value="61201.3783333333" calcext:value-type="float">
            <text:p>61201.4</text:p>
          </table:table-cell>
          <table:table-cell table:number-columns-repeated="4"/>
          <table:table-cell office:value-type="float" office:value="16.9" calcext:value-type="float">
            <text:p>16.9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[.L12]*1000/[.N12]" office:value-type="float" office:value="140.833333333333" calcext:value-type="float">
            <text:p>140.8</text:p>
          </table:table-cell>
          <table:table-cell table:formula="of:=[.M12]*[.$L$16]" office:value-type="float" office:value="434.566" calcext:value-type="float">
            <text:p>434.6</text:p>
          </table:table-cell>
        </table:table-row>
        <table:table-row table:style-name="ro1">
          <table:table-cell table:formula="of:=[.L13]*1000/([.N13])" office:value-type="float" office:value="149.166666666667" calcext:value-type="float">
            <text:p>149.2</text:p>
          </table:table-cell>
          <table:table-cell table:formula="of:=[.M13]*[.$L$16]" office:value-type="float" office:value="493.825" calcext:value-type="float">
            <text:p>493.8</text:p>
          </table:table-cell>
          <table:table-cell table:formula="of:=LN([.$C$20])" office:value-type="float" office:value="-6.22718688062905" calcext:value-type="float">
            <text:p>-6.227186881</text:p>
          </table:table-cell>
          <table:table-cell table:formula="of:=LN(8*[.$B$20]*[.$A$20]*([.A13]/1000000)/(3.14*[.B13]))" office:value-type="float" office:value="-25.5754456230483" calcext:value-type="float">
            <text:p>-25.5754456230483</text:p>
          </table:table-cell>
          <table:table-cell table:formula="of:=[.A13]*[.A13]" office:value-type="float" office:value="22250.6944444444" calcext:value-type="float">
            <text:p>22250.7</text:p>
          </table:table-cell>
          <table:table-cell table:formula="of:=[.B13]*[.B13]" office:value-type="float" office:value="243863.130625" calcext:value-type="float">
            <text:p>243863</text:p>
          </table:table-cell>
          <table:table-cell table:formula="of:=[.A13]*[.B13]" office:value-type="float" office:value="73662.2291666667" calcext:value-type="float">
            <text:p>73662.2</text:p>
          </table:table-cell>
          <table:table-cell table:number-columns-repeated="4"/>
          <table:table-cell office:value-type="float" office:value="17.9" calcext:value-type="float">
            <text:p>17.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formula="of:=[.L13]*1000/[.N13]" office:value-type="float" office:value="149.166666666667" calcext:value-type="float">
            <text:p>149.2</text:p>
          </table:table-cell>
          <table:table-cell table:formula="of:=[.M13]*[.$L$16]" office:value-type="float" office:value="493.825" calcext:value-type="float">
            <text:p>493.8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5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Default" table:formula="of:=AVERAGE([.A2:.A7])" office:value-type="float" office:value="65.1187003256325" calcext:value-type="float">
            <text:p>65.1187003256325</text:p>
          </table:table-cell>
          <table:table-cell table:style-name="Default" table:formula="of:=AVERAGE([.B2:.B7])" office:value-type="float" office:value="103.70325" calcext:value-type="float">
            <text:p>103.70325</text:p>
          </table:table-cell>
          <table:table-cell table:style-name="Default" table:number-columns-repeated="2"/>
          <table:table-cell table:style-name="Default" table:formula="of:=AVERAGE([.E2:.E7])" office:value-type="float" office:value="5114.76978272982" calcext:value-type="float">
            <text:p>5114.76978272982</text:p>
          </table:table-cell>
          <table:table-cell table:style-name="Default" table:formula="of:=AVERAGE([.F2:.F7])" office:value-type="float" office:value="13314.926932125" calcext:value-type="float">
            <text:p>13314.926932125</text:p>
          </table:table-cell>
          <table:table-cell table:style-name="Default" table:formula="of:=AVERAGE([.G2:.G7])" office:value-type="float" office:value="8241.66059648139" calcext:value-type="float">
            <text:p>8241.66059648139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 table:number-columns-repeated="4"/>
          <table:table-cell office:value-type="float" office:value="1.9753" calcext:value-type="float">
            <text:p>1.975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6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r</text:p>
          </table:table-cell>
          <table:table-cell table:style-name="Default" table:number-columns-repeated="4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5" table:formula="of:=20.3/1000000" office:value-type="float" office:value="0.0000203" calcext:value-type="float">
            <text:p>2.03E-0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3.95/2/1000" office:value-type="float" office:value="0.001975" calcext:value-type="float">
            <text:p>0.001975</text:p>
          </table:table-cell>
          <table:table-cell table:style-name="Default" table:number-columns-repeated="4"/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 Narrow" svg:font-family="'Liberation Sans Narrow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4">
      <number:scientific-number number:decimal-places="16" loext:min-decimal-places="16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21:55:22.22617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28T23:24:33.140514033</dc:date>
    <meta:editing-duration>PT7H53M45S</meta:editing-duration>
    <meta:editing-cycles>67</meta:editing-cycles>
    <meta:generator>LibreOffice/5.4.6.2$Linux_X86_64 LibreOffice_project/40m0$Build-2</meta:generator>
    <meta:document-statistic meta:table-count="1" meta:cell-count="189" meta:object-count="0"/>
  </office:meta>
</office:document-meta>
</file>